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03cm"/>
      <style:text-properties style:use-window-font-color="true" loext:opacity="0%" fo:font-weight="bold" fo:background-color="transparent" style:font-weight-asian="bold" style:font-weight-complex="bold"/>
    </style:style>
    <style:style style:name="P2" style:family="paragraph" style:parent-style-name="Text_20_body">
      <style:paragraph-properties fo:margin-top="0cm" fo:margin-bottom="0cm" style:contextual-spacing="false"/>
      <style:text-properties style:use-window-font-color="true" loext:opacity="0%" fo:font-weight="bold" officeooo:paragraph-rsid="001b15d9" fo:background-color="transparent" style:font-weight-asian="bold" style:font-weight-complex="bold"/>
    </style:style>
    <style:style style:name="P3" style:family="paragraph" style:parent-style-name="Text_20_body">
      <style:paragraph-properties fo:margin-top="0cm" fo:margin-bottom="0cm" style:contextual-spacing="false"/>
      <style:text-properties style:use-window-font-color="true" loext:opacity="0%" fo:font-weight="bold" officeooo:paragraph-rsid="00232c92" fo:background-color="transparent" style:font-weight-asian="bold" style:font-weight-complex="bold"/>
    </style:style>
    <style:style style:name="P4" style:family="paragraph" style:parent-style-name="Standard">
      <style:paragraph-properties style:line-height-at-least="0.503cm"/>
      <style:text-properties style:use-window-font-color="true" loext:opacity="0%" style:font-name="Droid Sans Mono" fo:font-size="10.5pt" fo:font-weight="bold" fo:background-color="transparent" style:font-weight-asian="bold" style:font-weight-complex="bold"/>
    </style:style>
    <style:style style:name="P5" style:family="paragraph" style:parent-style-name="Standard" style:list-style-name="L1">
      <style:paragraph-properties fo:margin-top="0cm" fo:margin-bottom="0cm" style:contextual-spacing="false"/>
      <style:text-properties style:use-window-font-color="true" loext:opacity="0%" fo:font-weight="bold" fo:background-color="transparent" style:font-weight-asian="bold" style:font-weight-complex="bold"/>
    </style:style>
    <style:style style:name="P6" style:family="paragraph" style:parent-style-name="Standard" style:list-style-name="L1">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7" style:family="paragraph" style:parent-style-name="Standard" style:list-style-name="L2">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8" style:family="paragraph" style:parent-style-name="Standard" style:list-style-name="L3">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9" style:family="paragraph" style:parent-style-name="Standard" style:list-style-name="L4">
      <style:paragraph-properties fo:margin-top="0cm" fo:margin-bottom="0cm" style:contextual-spacing="false"/>
      <style:text-properties style:use-window-font-color="true" loext:opacity="0%" style:font-name="Droid Sans Mono" fo:font-size="10.5pt" fo:font-weight="bold" officeooo:paragraph-rsid="001c6cc5" fo:background-color="transparent" style:font-weight-asian="bold" style:font-weight-complex="bold"/>
    </style:style>
    <style:style style:name="P10" style:family="paragraph" style:parent-style-name="Standard" style:list-style-name="L5">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1" style:family="paragraph" style:parent-style-name="Standard" style:list-style-name="L6">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2" style:family="paragraph" style:parent-style-name="Standard" style:list-style-name="L7">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3" style:family="paragraph" style:parent-style-name="Standard" style:list-style-name="L8">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4" style:family="paragraph" style:parent-style-name="Standard" style:list-style-name="L9">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5" style:family="paragraph" style:parent-style-name="Standard" style:list-style-name="L10">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6" style:family="paragraph" style:parent-style-name="Standard" style:list-style-name="L11">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17" style:family="paragraph" style:parent-style-name="Standard" style:list-style-name="L12">
      <style:paragraph-properties fo:margin-top="0cm" fo:margin-bottom="0cm" style:contextual-spacing="false"/>
      <style:text-properties style:use-window-font-color="true" loext:opacity="0%" style:font-name="Droid Sans Mono" fo:font-size="10.5pt" fo:font-weight="bold" officeooo:paragraph-rsid="00207bba" fo:background-color="transparent" style:font-weight-asian="bold" style:font-weight-complex="bold"/>
    </style:style>
    <style:style style:name="P18" style:family="paragraph" style:parent-style-name="Standard" style:list-style-name="L12">
      <style:paragraph-properties fo:margin-top="0cm" fo:margin-bottom="0cm" style:contextual-spacing="false"/>
      <style:text-properties style:use-window-font-color="true" loext:opacity="0%" style:font-name="Droid Sans Mono" fo:font-size="10.5pt" fo:font-weight="bold" officeooo:paragraph-rsid="003457fa" fo:background-color="transparent" style:font-weight-asian="bold" style:font-weight-complex="bold"/>
    </style:style>
    <style:style style:name="P19" style:family="paragraph" style:parent-style-name="Standard" style:list-style-name="L13">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0" style:family="paragraph" style:parent-style-name="Standard" style:list-style-name="L13">
      <style:paragraph-properties fo:margin-top="0cm" fo:margin-bottom="0cm" style:contextual-spacing="false"/>
      <style:text-properties style:use-window-font-color="true" loext:opacity="0%" style:font-name="Droid Sans Mono" fo:font-size="10.5pt" fo:font-weight="bold" officeooo:paragraph-rsid="003457fa" fo:background-color="transparent" style:font-weight-asian="bold" style:font-weight-complex="bold"/>
    </style:style>
    <style:style style:name="P21" style:family="paragraph" style:parent-style-name="Standard" style:list-style-name="L14">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2" style:family="paragraph" style:parent-style-name="Standard" style:list-style-name="L14">
      <style:paragraph-properties fo:margin-top="0cm" fo:margin-bottom="0cm" style:contextual-spacing="false"/>
      <style:text-properties style:use-window-font-color="true" loext:opacity="0%" style:font-name="Droid Sans Mono" fo:font-size="10.5pt" fo:font-weight="bold" officeooo:paragraph-rsid="003457fa" fo:background-color="transparent" style:font-weight-asian="bold" style:font-weight-complex="bold"/>
    </style:style>
    <style:style style:name="P23" style:family="paragraph" style:parent-style-name="Standard" style:list-style-name="L15">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4" style:family="paragraph" style:parent-style-name="Standard" style:list-style-name="L16">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5" style:family="paragraph" style:parent-style-name="Standard" style:list-style-name="L19">
      <style:paragraph-properties fo:margin-top="0cm" fo:margin-bottom="0cm" style:contextual-spacing="false"/>
      <style:text-properties style:use-window-font-color="true" loext:opacity="0%" style:font-name="Droid Sans Mono" fo:font-size="10.5pt" fo:font-weight="bold" fo:background-color="transparent" style:font-weight-asian="bold" style:font-weight-complex="bold"/>
    </style:style>
    <style:style style:name="P26" style:family="paragraph" style:parent-style-name="Standard" style:list-style-name="L12">
      <style:paragraph-properties fo:margin-top="0cm" fo:margin-bottom="0cm" style:contextual-spacing="false"/>
      <style:text-properties style:use-window-font-color="true" loext:opacity="0%" style:font-name="Droid Sans Mono" fo:font-size="10.5pt" fo:font-weight="bold" officeooo:rsid="003457fa" officeooo:paragraph-rsid="003457fa" fo:background-color="transparent" style:font-weight-asian="bold" style:font-weight-complex="bold"/>
    </style:style>
    <style:style style:name="P27" style:family="paragraph" style:parent-style-name="Standard" style:list-style-name="L13">
      <style:paragraph-properties fo:margin-top="0cm" fo:margin-bottom="0cm" style:contextual-spacing="false"/>
      <style:text-properties style:use-window-font-color="true" loext:opacity="0%" style:font-name="Droid Sans Mono" fo:font-size="10.5pt" fo:font-weight="bold" officeooo:rsid="003457fa" officeooo:paragraph-rsid="003457fa" fo:background-color="transparent" style:font-weight-asian="bold" style:font-weight-complex="bold"/>
    </style:style>
    <style:style style:name="P28" style:family="paragraph" style:parent-style-name="Standard" style:list-style-name="L18">
      <style:paragraph-properties fo:margin-top="0cm" fo:margin-bottom="0cm" style:contextual-spacing="false"/>
      <style:text-properties style:use-window-font-color="true" loext:opacity="0%" style:font-name="Droid Sans Mono" fo:font-size="10.5pt" fo:font-weight="normal" fo:background-color="transparent" style:font-weight-asian="bold" style:font-weight-complex="bold"/>
    </style:style>
    <style:style style:name="P29" style:family="paragraph" style:parent-style-name="Standard" style:list-style-name="L17">
      <style:text-properties fo:font-weight="bold" style:font-weight-asian="bold" style:font-weight-complex="bold"/>
    </style:style>
    <style:style style:name="P30" style:family="paragraph" style:parent-style-name="Standard" style:list-style-name="L20">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1" style:family="paragraph" style:parent-style-name="Standard" style:list-style-name="L21">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2" style:family="paragraph" style:parent-style-name="Standard" style:list-style-name="L23">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3" style:family="paragraph" style:parent-style-name="Standard" style:list-style-name="L24">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4" style:family="paragraph" style:parent-style-name="Standard" style:list-style-name="L25">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5" style:family="paragraph" style:parent-style-name="Standard" style:list-style-name="L26">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6" style:family="paragraph" style:parent-style-name="Standard" style:list-style-name="L27">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7" style:family="paragraph" style:parent-style-name="Standard" style:list-style-name="L28">
      <style:paragraph-properties fo:margin-top="0cm" fo:margin-bottom="0cm" style:contextual-spacing="false"/>
      <style:text-properties fo:color="#cccccc" loext:opacity="100%" style:font-name="Droid Sans Mono" fo:font-size="10.5pt" fo:font-weight="bold" fo:background-color="transparent" style:font-weight-asian="bold" style:font-weight-complex="bold"/>
    </style:style>
    <style:style style:name="P38" style:family="paragraph" style:parent-style-name="Standard" style:list-style-name="L22">
      <style:paragraph-properties fo:margin-top="0cm" fo:margin-bottom="0cm" style:contextual-spacing="false"/>
      <style:text-properties fo:color="#cccccc" loext:opacity="100%" fo:font-weight="bold" officeooo:paragraph-rsid="00289eae" fo:background-color="transparent" style:font-weight-asian="bold" style:font-weight-complex="bold"/>
    </style:style>
    <style:style style:name="P39" style:family="paragraph" style:parent-style-name="Standard" style:list-style-name="L22">
      <style:paragraph-properties fo:margin-top="0cm" fo:margin-bottom="0cm" style:contextual-spacing="false"/>
      <style:text-properties fo:color="#55308d" loext:opacity="100%" fo:font-weight="bold" fo:background-color="transparent" style:font-weight-asian="bold" style:font-weight-complex="bold"/>
    </style:style>
    <style:style style:name="P40" style:family="paragraph" style:parent-style-name="Standard" style:list-style-name="L29">
      <style:text-properties fo:color="#55308d" loext:opacity="100%" fo:font-weight="bold" fo:background-color="transparent" style:font-weight-asian="bold" style:font-weight-complex="bold"/>
    </style:style>
    <style:style style:name="P41" style:family="paragraph" style:parent-style-name="Text_20_body" style:list-style-name="L1">
      <style:paragraph-properties fo:margin-top="0cm" fo:margin-bottom="0cm" style:contextual-spacing="false"/>
      <style:text-properties fo:color="#55308d" loext:opacity="100%" fo:font-weight="bold" fo:background-color="transparent" style:font-weight-asian="bold" style:font-weight-complex="bold"/>
    </style:style>
    <style:style style:name="P42" style:family="paragraph" style:parent-style-name="Text_20_body" style:list-style-name="L2">
      <style:paragraph-properties fo:margin-top="0cm" fo:margin-bottom="0cm" style:contextual-spacing="false"/>
      <style:text-properties fo:color="#55308d" loext:opacity="100%" fo:font-weight="bold" fo:background-color="transparent" style:font-weight-asian="bold" style:font-weight-complex="bold"/>
    </style:style>
    <style:style style:name="P43" style:family="paragraph" style:parent-style-name="Text_20_body" style:list-style-name="L3">
      <style:paragraph-properties fo:margin-top="0cm" fo:margin-bottom="0cm" style:contextual-spacing="false"/>
      <style:text-properties fo:color="#55308d" loext:opacity="100%" fo:font-weight="bold" fo:background-color="transparent" style:font-weight-asian="bold" style:font-weight-complex="bold"/>
    </style:style>
    <style:style style:name="P44" style:family="paragraph" style:parent-style-name="Text_20_body" style:list-style-name="L4">
      <style:paragraph-properties fo:margin-top="0cm" fo:margin-bottom="0cm" style:contextual-spacing="false"/>
      <style:text-properties fo:color="#55308d" loext:opacity="100%" fo:font-weight="bold" officeooo:paragraph-rsid="001c6cc5" fo:background-color="transparent" style:font-weight-asian="bold" style:font-weight-complex="bold"/>
    </style:style>
    <style:style style:name="P45" style:family="paragraph" style:parent-style-name="Text_20_body" style:list-style-name="L5">
      <style:paragraph-properties fo:margin-top="0cm" fo:margin-bottom="0cm" style:contextual-spacing="false"/>
      <style:text-properties fo:color="#55308d" loext:opacity="100%" fo:font-weight="bold" fo:background-color="transparent" style:font-weight-asian="bold" style:font-weight-complex="bold"/>
    </style:style>
    <style:style style:name="P46" style:family="paragraph" style:parent-style-name="Text_20_body" style:list-style-name="L6">
      <style:paragraph-properties fo:margin-top="0cm" fo:margin-bottom="0cm" style:contextual-spacing="false"/>
      <style:text-properties fo:color="#55308d" loext:opacity="100%" fo:font-weight="bold" fo:background-color="transparent" style:font-weight-asian="bold" style:font-weight-complex="bold"/>
    </style:style>
    <style:style style:name="P47" style:family="paragraph" style:parent-style-name="Text_20_body" style:list-style-name="L7">
      <style:paragraph-properties fo:margin-top="0cm" fo:margin-bottom="0cm" style:contextual-spacing="false"/>
      <style:text-properties fo:color="#55308d" loext:opacity="100%" fo:font-weight="bold" fo:background-color="transparent" style:font-weight-asian="bold" style:font-weight-complex="bold"/>
    </style:style>
    <style:style style:name="P48" style:family="paragraph" style:parent-style-name="Text_20_body" style:list-style-name="L8">
      <style:paragraph-properties fo:margin-top="0cm" fo:margin-bottom="0cm" style:contextual-spacing="false"/>
      <style:text-properties fo:color="#55308d" loext:opacity="100%" fo:font-weight="bold" fo:background-color="transparent" style:font-weight-asian="bold" style:font-weight-complex="bold"/>
    </style:style>
    <style:style style:name="P49" style:family="paragraph" style:parent-style-name="Text_20_body" style:list-style-name="L9">
      <style:paragraph-properties fo:margin-top="0cm" fo:margin-bottom="0cm" style:contextual-spacing="false"/>
      <style:text-properties fo:color="#55308d" loext:opacity="100%" fo:font-weight="bold" fo:background-color="transparent" style:font-weight-asian="bold" style:font-weight-complex="bold"/>
    </style:style>
    <style:style style:name="P50" style:family="paragraph" style:parent-style-name="Text_20_body" style:list-style-name="L10">
      <style:paragraph-properties fo:margin-top="0cm" fo:margin-bottom="0cm" style:contextual-spacing="false"/>
      <style:text-properties fo:color="#55308d" loext:opacity="100%" fo:font-weight="bold" fo:background-color="transparent" style:font-weight-asian="bold" style:font-weight-complex="bold"/>
    </style:style>
    <style:style style:name="P51" style:family="paragraph" style:parent-style-name="Text_20_body" style:list-style-name="L11">
      <style:paragraph-properties fo:margin-top="0cm" fo:margin-bottom="0cm" style:contextual-spacing="false"/>
      <style:text-properties fo:color="#55308d" loext:opacity="100%" fo:font-weight="bold" fo:background-color="transparent" style:font-weight-asian="bold" style:font-weight-complex="bold"/>
    </style:style>
    <style:style style:name="P52" style:family="paragraph" style:parent-style-name="Text_20_body" style:list-style-name="L12">
      <style:paragraph-properties fo:margin-top="0cm" fo:margin-bottom="0cm" style:contextual-spacing="false"/>
      <style:text-properties fo:color="#55308d" loext:opacity="100%" fo:font-weight="bold" officeooo:paragraph-rsid="00207bba" fo:background-color="transparent" style:font-weight-asian="bold" style:font-weight-complex="bold"/>
    </style:style>
    <style:style style:name="P53" style:family="paragraph" style:parent-style-name="Text_20_body" style:list-style-name="L13">
      <style:paragraph-properties fo:margin-top="0cm" fo:margin-bottom="0cm" style:contextual-spacing="false"/>
      <style:text-properties fo:color="#55308d" loext:opacity="100%" fo:font-weight="bold" fo:background-color="transparent" style:font-weight-asian="bold" style:font-weight-complex="bold"/>
    </style:style>
    <style:style style:name="P54" style:family="paragraph" style:parent-style-name="Text_20_body" style:list-style-name="L14">
      <style:paragraph-properties fo:margin-top="0cm" fo:margin-bottom="0cm" style:contextual-spacing="false"/>
      <style:text-properties fo:color="#55308d" loext:opacity="100%" fo:font-weight="bold" fo:background-color="transparent" style:font-weight-asian="bold" style:font-weight-complex="bold"/>
    </style:style>
    <style:style style:name="P55" style:family="paragraph" style:parent-style-name="Text_20_body" style:list-style-name="L15">
      <style:paragraph-properties fo:margin-top="0cm" fo:margin-bottom="0cm" style:contextual-spacing="false"/>
      <style:text-properties fo:color="#55308d" loext:opacity="100%" fo:font-weight="bold" fo:background-color="transparent" style:font-weight-asian="bold" style:font-weight-complex="bold"/>
    </style:style>
    <style:style style:name="P56" style:family="paragraph" style:parent-style-name="Text_20_body" style:list-style-name="L16">
      <style:paragraph-properties fo:margin-top="0cm" fo:margin-bottom="0cm" style:contextual-spacing="false"/>
      <style:text-properties fo:color="#55308d" loext:opacity="100%" fo:font-weight="bold" fo:background-color="transparent" style:font-weight-asian="bold" style:font-weight-complex="bold"/>
    </style:style>
    <style:style style:name="P57" style:family="paragraph" style:parent-style-name="Text_20_body" style:list-style-name="L17">
      <style:paragraph-properties fo:margin-top="0cm" fo:margin-bottom="0cm" style:contextual-spacing="false"/>
      <style:text-properties fo:color="#55308d" loext:opacity="100%" fo:font-weight="bold" officeooo:paragraph-rsid="0025050e" fo:background-color="transparent" style:font-weight-asian="bold" style:font-weight-complex="bold"/>
    </style:style>
    <style:style style:name="P58" style:family="paragraph" style:parent-style-name="Text_20_body" style:list-style-name="L18">
      <style:paragraph-properties fo:margin-top="0cm" fo:margin-bottom="0cm" style:contextual-spacing="false"/>
      <style:text-properties fo:color="#55308d" loext:opacity="100%" fo:font-weight="bold" fo:background-color="transparent" style:font-weight-asian="bold" style:font-weight-complex="bold"/>
    </style:style>
    <style:style style:name="P59" style:family="paragraph" style:parent-style-name="Text_20_body" style:list-style-name="L19">
      <style:paragraph-properties fo:margin-top="0cm" fo:margin-bottom="0cm" style:contextual-spacing="false"/>
      <style:text-properties fo:color="#55308d" loext:opacity="100%" fo:font-weight="bold" fo:background-color="transparent" style:font-weight-asian="bold" style:font-weight-complex="bold"/>
    </style:style>
    <style:style style:name="P60" style:family="paragraph" style:parent-style-name="Text_20_body" style:list-style-name="L20">
      <style:paragraph-properties fo:margin-top="0cm" fo:margin-bottom="0cm" style:contextual-spacing="false"/>
      <style:text-properties fo:color="#55308d" loext:opacity="100%" fo:font-weight="bold" fo:background-color="transparent" style:font-weight-asian="bold" style:font-weight-complex="bold"/>
    </style:style>
    <style:style style:name="P61" style:family="paragraph" style:parent-style-name="Text_20_body" style:list-style-name="L21">
      <style:paragraph-properties fo:margin-top="0cm" fo:margin-bottom="0cm" style:contextual-spacing="false"/>
      <style:text-properties fo:color="#55308d" loext:opacity="100%" fo:font-weight="bold" fo:background-color="transparent" style:font-weight-asian="bold" style:font-weight-complex="bold"/>
    </style:style>
    <style:style style:name="P62" style:family="paragraph" style:parent-style-name="Text_20_body" style:list-style-name="L22">
      <style:paragraph-properties fo:margin-top="0cm" fo:margin-bottom="0cm" style:contextual-spacing="false"/>
      <style:text-properties fo:color="#55308d" loext:opacity="100%" fo:font-weight="bold" fo:background-color="transparent" style:font-weight-asian="bold" style:font-weight-complex="bold"/>
    </style:style>
    <style:style style:name="P63" style:family="paragraph" style:parent-style-name="Text_20_body" style:list-style-name="L23">
      <style:paragraph-properties fo:margin-top="0cm" fo:margin-bottom="0cm" style:contextual-spacing="false"/>
      <style:text-properties fo:color="#55308d" loext:opacity="100%" fo:font-weight="bold" fo:background-color="transparent" style:font-weight-asian="bold" style:font-weight-complex="bold"/>
    </style:style>
    <style:style style:name="P64" style:family="paragraph" style:parent-style-name="Text_20_body" style:list-style-name="L24">
      <style:paragraph-properties fo:margin-top="0cm" fo:margin-bottom="0cm" style:contextual-spacing="false"/>
      <style:text-properties fo:color="#55308d" loext:opacity="100%" fo:font-weight="bold" fo:background-color="transparent" style:font-weight-asian="bold" style:font-weight-complex="bold"/>
    </style:style>
    <style:style style:name="P65" style:family="paragraph" style:parent-style-name="Text_20_body" style:list-style-name="L25">
      <style:paragraph-properties fo:margin-top="0cm" fo:margin-bottom="0cm" style:contextual-spacing="false"/>
      <style:text-properties fo:color="#55308d" loext:opacity="100%" fo:font-weight="bold" fo:background-color="transparent" style:font-weight-asian="bold" style:font-weight-complex="bold"/>
    </style:style>
    <style:style style:name="P66" style:family="paragraph" style:parent-style-name="Text_20_body" style:list-style-name="L26">
      <style:paragraph-properties fo:margin-top="0cm" fo:margin-bottom="0cm" style:contextual-spacing="false"/>
      <style:text-properties fo:color="#55308d" loext:opacity="100%" fo:font-weight="bold" fo:background-color="transparent" style:font-weight-asian="bold" style:font-weight-complex="bold"/>
    </style:style>
    <style:style style:name="P67" style:family="paragraph" style:parent-style-name="Text_20_body" style:list-style-name="L27">
      <style:paragraph-properties fo:margin-top="0cm" fo:margin-bottom="0cm" style:contextual-spacing="false"/>
      <style:text-properties fo:color="#55308d" loext:opacity="100%" fo:font-weight="bold" fo:background-color="transparent" style:font-weight-asian="bold" style:font-weight-complex="bold"/>
    </style:style>
    <style:style style:name="P68" style:family="paragraph" style:parent-style-name="Text_20_body" style:list-style-name="L28">
      <style:paragraph-properties fo:margin-top="0cm" fo:margin-bottom="0cm" style:contextual-spacing="false"/>
      <style:text-properties fo:color="#55308d" loext:opacity="100%" fo:font-weight="bold" fo:background-color="transparent" style:font-weight-asian="bold" style:font-weight-complex="bold"/>
    </style:style>
    <style:style style:name="P69" style:family="paragraph" style:parent-style-name="Text_20_body" style:list-style-name="L29">
      <style:text-properties fo:color="#55308d" loext:opacity="100%" fo:font-weight="bold" officeooo:paragraph-rsid="002e7233" fo:background-color="transparent" style:font-weight-asian="bold" style:font-weight-complex="bold"/>
    </style:style>
    <style:style style:name="P70" style:family="paragraph" style:parent-style-name="Text_20_body" style:list-style-name="L2">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1" style:family="paragraph" style:parent-style-name="Text_20_body" style:list-style-name="L3">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2" style:family="paragraph" style:parent-style-name="Text_20_body" style:list-style-name="L4">
      <style:paragraph-properties fo:margin-top="0cm" fo:margin-bottom="0cm" style:contextual-spacing="false"/>
      <style:text-properties style:use-window-font-color="true" loext:opacity="0%" fo:font-weight="bold" officeooo:paragraph-rsid="001c6cc5" fo:background-color="transparent" style:font-weight-asian="bold" style:font-weight-complex="bold"/>
    </style:style>
    <style:style style:name="P73" style:family="paragraph" style:parent-style-name="Text_20_body" style:list-style-name="L5">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4" style:family="paragraph" style:parent-style-name="Text_20_body" style:list-style-name="L6">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5" style:family="paragraph" style:parent-style-name="Text_20_body" style:list-style-name="L7">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6" style:family="paragraph" style:parent-style-name="Text_20_body" style:list-style-name="L8">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7" style:family="paragraph" style:parent-style-name="Text_20_body" style:list-style-name="L9">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8" style:family="paragraph" style:parent-style-name="Text_20_body" style:list-style-name="L10">
      <style:paragraph-properties fo:margin-top="0cm" fo:margin-bottom="0cm" style:contextual-spacing="false"/>
      <style:text-properties style:use-window-font-color="true" loext:opacity="0%" fo:font-weight="bold" fo:background-color="transparent" style:font-weight-asian="bold" style:font-weight-complex="bold"/>
    </style:style>
    <style:style style:name="P79" style:family="paragraph" style:parent-style-name="Text_20_body" style:list-style-name="L11">
      <style:paragraph-properties fo:margin-top="0cm" fo:margin-bottom="0cm" style:contextual-spacing="false"/>
      <style:text-properties style:use-window-font-color="true" loext:opacity="0%" fo:font-weight="bold" fo:background-color="transparent" style:font-weight-asian="bold" style:font-weight-complex="bold"/>
    </style:style>
    <style:style style:name="P80" style:family="paragraph" style:parent-style-name="Text_20_body" style:list-style-name="L12">
      <style:paragraph-properties fo:margin-top="0cm" fo:margin-bottom="0cm" style:contextual-spacing="false"/>
      <style:text-properties style:use-window-font-color="true" loext:opacity="0%" fo:font-weight="bold" officeooo:paragraph-rsid="00207bba" fo:background-color="transparent" style:font-weight-asian="bold" style:font-weight-complex="bold"/>
    </style:style>
    <style:style style:name="P81" style:family="paragraph" style:parent-style-name="Text_20_body" style:list-style-name="L15">
      <style:paragraph-properties fo:margin-top="0cm" fo:margin-bottom="0cm" style:contextual-spacing="false"/>
      <style:text-properties style:use-window-font-color="true" loext:opacity="0%" fo:font-weight="bold" fo:background-color="transparent" style:font-weight-asian="bold" style:font-weight-complex="bold"/>
    </style:style>
    <style:style style:name="P82" style:family="paragraph" style:parent-style-name="Text_20_body" style:list-style-name="L16">
      <style:paragraph-properties fo:margin-top="0cm" fo:margin-bottom="0cm" style:contextual-spacing="false"/>
      <style:text-properties style:use-window-font-color="true" loext:opacity="0%" fo:font-weight="bold" fo:background-color="transparent" style:font-weight-asian="bold" style:font-weight-complex="bold"/>
    </style:style>
    <style:style style:name="P83" style:family="paragraph" style:parent-style-name="Text_20_body" style:list-style-name="L28">
      <style:paragraph-properties fo:margin-top="0cm" fo:margin-bottom="0cm" style:contextual-spacing="false"/>
      <style:text-properties style:use-window-font-color="true" loext:opacity="0%" fo:font-weight="bold" fo:background-color="transparent" style:font-weight-asian="bold" style:font-weight-complex="bold"/>
    </style:style>
    <style:style style:name="P84" style:family="paragraph" style:parent-style-name="Text_20_body" style:list-style-name="L14">
      <style:paragraph-properties fo:margin-top="0cm" fo:margin-bottom="0cm" style:contextual-spacing="false"/>
      <style:text-properties style:use-window-font-color="true" loext:opacity="0%" fo:font-weight="bold" officeooo:rsid="003457fa" officeooo:paragraph-rsid="003457fa" fo:background-color="transparent" style:font-weight-asian="bold" style:font-weight-complex="bold"/>
    </style:style>
    <style:style style:name="P85" style:family="paragraph" style:parent-style-name="Text_20_body" style:list-style-name="L20">
      <style:paragraph-properties fo:margin-top="0cm" fo:margin-bottom="0cm" style:contextual-spacing="false"/>
      <style:text-properties fo:color="#000000" loext:opacity="100%" fo:font-weight="bold" fo:background-color="transparent" style:font-weight-asian="bold" style:font-weight-complex="bold"/>
    </style:style>
    <style:style style:name="T1" style:family="text">
      <style:text-properties officeooo:rsid="001c6cc5"/>
    </style:style>
    <style:style style:name="T2" style:family="text">
      <style:text-properties officeooo:rsid="00207bba"/>
    </style:style>
    <style:style style:name="T3" style:family="text">
      <style:text-properties officeooo:rsid="00217b77"/>
    </style:style>
    <style:style style:name="T4" style:family="text">
      <style:text-properties fo:color="#569cd6" loext:opacity="100%"/>
    </style:style>
    <style:style style:name="T5" style:family="text">
      <style:text-properties fo:color="#569cd6" loext:opacity="100%" style:font-name="Droid Sans Mono" fo:font-size="10.5pt"/>
    </style:style>
    <style:style style:name="T6" style:family="text">
      <style:text-properties fo:color="#569cd6" loext:opacity="100%" officeooo:rsid="002c617a"/>
    </style:style>
    <style:style style:name="T7" style:family="text">
      <style:text-properties fo:color="#cccccc" loext:opacity="100%" style:font-name="Droid Sans Mono" fo:font-size="10.5pt"/>
    </style:style>
    <style:style style:name="T8" style:family="text">
      <style:text-properties style:font-name="Droid Sans Mono" fo:font-size="10.5pt"/>
    </style:style>
    <style:style style:name="T9" style:family="text">
      <style:text-properties fo:color="#800080" loext:opacity="100%"/>
    </style:style>
    <style:style style:name="T10" style:family="text">
      <style:text-properties fo:color="#800080" loext:opacity="100%" officeooo:rsid="003457fa"/>
    </style:style>
    <style:style style:name="T11" style:family="text">
      <style:text-properties fo:color="#158466" loext:opacity="100%"/>
    </style:style>
    <style:style style:name="T12" style:family="text">
      <style:text-properties fo:color="#158466" loext:opacity="100%" officeooo:rsid="003457fa"/>
    </style:style>
    <style:style style:name="T13" style:family="text">
      <style:text-properties fo:color="#55308d" loext:opacity="100%"/>
    </style:style>
    <style:style style:name="T14" style:family="text">
      <style:text-properties fo:color="#55308d" loext:opacity="100%" officeooo:rsid="00232c92"/>
    </style:style>
    <style:style style:name="T15" style:family="text">
      <style:text-properties officeooo:rsid="00232c92"/>
    </style:style>
    <style:style style:name="T16" style:family="text">
      <style:text-properties fo:color="#2a6099" loext:opacity="100%"/>
    </style:style>
    <style:style style:name="T17" style:family="text">
      <style:text-properties fo:color="#2a6099" loext:opacity="100%" style:font-name="Droid Sans Mono" fo:font-size="10.5pt"/>
    </style:style>
    <style:style style:name="T18" style:family="text">
      <style:text-properties fo:color="#2a6099" loext:opacity="100%" fo:font-weight="bold"/>
    </style:style>
    <style:style style:name="T19" style:family="text">
      <style:text-properties fo:color="#ff4000" loext:opacity="100%"/>
    </style:style>
    <style:style style:name="T20" style:family="text">
      <style:text-properties fo:color="#ff4000" loext:opacity="100%" style:font-name="Droid Sans Mono" fo:font-size="10.5pt"/>
    </style:style>
    <style:style style:name="T21" style:family="text">
      <style:text-properties fo:color="#ff6d6d" loext:opacity="100%"/>
    </style:style>
    <style:style style:name="T22" style:family="text">
      <style:text-properties fo:color="#00a933" loext:opacity="100%"/>
    </style:style>
    <style:style style:name="T23" style:family="text">
      <style:text-properties fo:font-weight="bold"/>
    </style:style>
    <style:style style:name="T24" style:family="text">
      <style:text-properties fo:color="#000000" loext:opacity="100%"/>
    </style:style>
    <style:style style:name="T25" style:family="text">
      <style:text-properties fo:color="#000000" loext:opacity="100%" style:font-name="Droid Sans Mono" fo:font-size="10.5pt"/>
    </style:style>
    <style:style style:name="T26" style:family="text">
      <style:text-properties fo:color="#000000" loext:opacity="100%" officeooo:rsid="003457fa"/>
    </style:style>
    <style:style style:name="T27" style:family="text">
      <style:text-properties style:use-window-font-color="true" loext:opacity="0%"/>
    </style:style>
    <style:style style:name="T28" style:family="text">
      <style:text-properties style:use-window-font-color="true" loext:opacity="0%" style:font-name="Droid Sans Mono" fo:font-size="10.5pt"/>
    </style:style>
    <style:style style:name="T29" style:family="text">
      <style:text-properties style:use-window-font-color="true" loext:opacity="0%" officeooo:rsid="003801ec"/>
    </style:style>
    <style:style style:name="T30" style:family="text">
      <style:text-properties officeooo:rsid="00329fca"/>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3"><text:tab/><text:span text:style-name="T14">1)</text:span><text:span text:style-name="T13">Afficher toutes les informations concernant les employés.</text:span></text:p>
      <text:p text:style-name="P1"><text:span text:style-name="T8"><text:tab/></text:span><text:span text:style-name="T17">SELECT</text:span><text:span text:style-name="T8"> * </text:span><text:span text:style-name="T17">FROM </text:span><text:span text:style-name="T8">employe ;</text:span></text:p>
      <text:p text:style-name="P4"/>
      <text:list text:style-name="L1">
        <text:list-item>
          <text:p text:style-name="P41"><text:span text:style-name="T15">2)</text:span>Afficher toutes les informations concernant les départements.</text:p>
          <text:p text:style-name="P5"><text:span text:style-name="T17">SELECT </text:span><text:span text:style-name="T8">* </text:span><text:span text:style-name="T17">FROM</text:span><text:span text:style-name="T8"> dept;</text:span></text:p>
          <text:p text:style-name="P6"/>
        </text:list-item>
      </text:list>
      <text:list text:style-name="L2">
        <text:list-item>
          <text:p text:style-name="P42"><text:span text:style-name="T15">3)</text:span>Afficher le nom, la date d'embauche, le numéro du supérieur, le numéro de département et le salaire de tous les employés.</text:p>
          <text:p text:style-name="P7"><text:span text:style-name="T16">SELECT</text:span> nom , dateemb , nosup , nodep ,salaire <text:span text:style-name="T16">FROM</text:span> employe;</text:p>
          <text:p text:style-name="P70"/>
        </text:list-item>
      </text:list>
      <text:list text:style-name="L3">
        <text:list-item>
          <text:p text:style-name="P43"><text:span text:style-name="T15">4)</text:span>Afficher le titre de tous les employés.</text:p>
          <text:p text:style-name="P8"><text:span text:style-name="T16">SELECT</text:span> titre <text:span text:style-name="T16">FROM</text:span> employe;</text:p>
          <text:p text:style-name="P71"/>
        </text:list-item>
      </text:list>
      <text:list text:style-name="L4">
        <text:list-item>
          <text:p text:style-name="P44"><text:span text:style-name="T15">5)</text:span>Afficher les différentes valeurs des titres des employés.</text:p>
          <text:p text:style-name="P9"><text:span text:style-name="T16">SELECT DISTINCT</text:span> titre <text:span text:style-name="T16">FROM</text:span> employe;</text:p>
          <text:p text:style-name="P72"/>
        </text:list-item>
        <text:list-item>
          <text:p text:style-name="P44"><text:span text:style-name="T15">6</text:span><text:span text:style-name="T1">) </text:span>Afficher le nom, le numéro d'employé et le numéro du département des employés dont le titre est « Secrétaire ».</text:p>
          <text:p text:style-name="P9"><text:span text:style-name="T16">SELECT</text:span> nom , noemp , nodep <text:span text:style-name="T16">FROM</text:span> employe<text:span text:style-name="T16"> WHERE</text:span> titre = "secrétaire";</text:p>
          <text:p text:style-name="P72"/>
        </text:list-item>
      </text:list>
      <text:list text:style-name="L5">
        <text:list-item>
          <text:p text:style-name="P45"><text:span text:style-name="T15">7)</text:span>Afficher le nom et le numéro de département dont le numéro de département est supérieur à 40.</text:p>
          <text:p text:style-name="P10"><text:span text:style-name="T16">SELECT</text:span> nom, nodep<text:span text:style-name="T16"> FROM </text:span>employe <text:span text:style-name="T16">WHERE</text:span> nodep &gt; 40; </text:p>
          <text:p text:style-name="P73"/>
        </text:list-item>
      </text:list>
      <text:list text:style-name="L6">
        <text:list-item>
          <text:p text:style-name="P46"><text:span text:style-name="T15">8)</text:span>Afficher le nom et le prénom des employés dont le nom est alphabétiquement antérieur au prénom.</text:p>
          <text:p text:style-name="P11"><text:span text:style-name="T16">SELECT</text:span> nom, prenom <text:span text:style-name="T16">FROM</text:span> employe <text:span text:style-name="T16">WHERE</text:span> nom &lt; prenom;</text:p>
          <text:p text:style-name="P74"/>
        </text:list-item>
      </text:list>
      <text:list text:style-name="L7">
        <text:list-item>
          <text:p text:style-name="P47"><text:span text:style-name="T15">9)</text:span>Afficher le nom, le salaire et le numéro du département des employés dont le titre est « Représentant », le numéro de département est 35 et le salaire est supérieur à 20000.</text:p>
          <text:p text:style-name="P12"><text:span text:style-name="T16">SELECT</text:span> nom , salaire , nodep<text:span text:style-name="T16"> FROM</text:span> employe <text:span text:style-name="T16">WHERE</text:span> titre = "<text:span text:style-name="T30">R</text:span>eprésentant" <text:span text:style-name="T19">AND</text:span> nodep = 35 AND salaire &gt; 20000;</text:p>
          <text:p text:style-name="P75"/>
        </text:list-item>
      </text:list>
      <text:list text:style-name="L8">
        <text:list-item>
          <text:p text:style-name="P48"><text:span text:style-name="T15">10)</text:span>Afficher le nom, le titre et le salaire des employés dont le titre est « Représentant » ou dont le titre est « Président ». </text:p>
          <text:p text:style-name="P13"><text:span text:style-name="T16">SELECT</text:span> nom, titre ,salaire <text:span text:style-name="T16">FROM</text:span> employe <text:span text:style-name="T16">WHERE</text:span> titre= "représentant" <text:span text:style-name="T19">OR</text:span> titre ="président";</text:p>
          <text:p text:style-name="P76"/>
        </text:list-item>
      </text:list>
      <text:list text:style-name="L9">
        <text:list-item>
          <text:p text:style-name="P49"><text:span text:style-name="T2">1</text:span><text:span text:style-name="T15">1</text:span><text:span text:style-name="T2">)</text:span>Afficher le nom, le titre, le numéro de département, le salaire des employés du département 34, dont le titre est « Représentant » ou « Secrétaire ».</text:p>
          <text:p text:style-name="P14"><text:span text:style-name="T16">SELECT</text:span> nom , titre , nodep , salaire <text:span text:style-name="T16">FROM</text:span> employe <text:span text:style-name="T16">WHERE</text:span> nodep = 34 <text:span text:style-name="T19">AND</text:span> <text:span text:style-name="T11">(</text:span>titre = "représentant" <text:span text:style-name="T19">OR</text:span> titre = "secrétaire"<text:span text:style-name="T11">)</text:span>;</text:p>
          <text:p text:style-name="P77"/>
        </text:list-item>
      </text:list>
      <text:list text:style-name="L10">
        <text:list-item>
          <text:p text:style-name="P50"><text:span text:style-name="T15">12)</text:span>Afficher le nom, le titre, le numéro de département, le salaire des employés dont le titre est Représentant, ou dont le titre est Secrétaire dans le  département numéro 34.</text:p>
          <text:p text:style-name="P15"><text:soft-page-break/><text:span text:style-name="T16">SELECT</text:span> nom , titre ,nodep , salaire <text:span text:style-name="T16">FROM</text:span> employe <text:span text:style-name="T16">WHERE</text:span> titre="représentant" <text:span text:style-name="T19">OR</text:span> <text:span text:style-name="T11">(</text:span>titre="secrétaire" <text:span text:style-name="T19">AND</text:span> nodep = 34<text:span text:style-name="T11">)</text:span>;</text:p>
          <text:p text:style-name="P78"/>
        </text:list-item>
      </text:list>
      <text:list text:style-name="L11">
        <text:list-item>
          <text:p text:style-name="P51"><text:span text:style-name="T15">13)</text:span>Afficher le nom, et le salaire des employés dont le salaire est compris entre 20000 et 30000.</text:p>
          <text:p text:style-name="P16"><text:span text:style-name="T16">SELECT</text:span> nom , salaire <text:span text:style-name="T16">FROM</text:span> employe <text:span text:style-name="T16">WHERE</text:span> <text:span text:style-name="T11">(</text:span>salaire &gt;= 20000<text:span text:style-name="T19"> AND</text:span> salaire &lt;= 30000<text:span text:style-name="T11">)</text:span>;</text:p>
          <text:p text:style-name="P79"/>
        </text:list-item>
      </text:list>
      <text:list text:style-name="L12">
        <text:list-item>
          <text:p text:style-name="P52"><text:span text:style-name="T15">14)</text:span>Afficher le nom des employés commençant par la lettre « H ».</text:p>
          <text:p text:style-name="P17"><text:span text:style-name="T16">SELECT</text:span> nom <text:span text:style-name="T16">FROM</text:span> employe<text:span text:style-name="T16"> WHERE</text:span> <text:span text:style-name="T11">(</text:span><text:span text:style-name="T21">SUBSTRING</text:span><text:span text:style-name="T9">(</text:span>nom,1,1<text:span text:style-name="T9">)</text:span>="h"<text:span text:style-name="T11">)</text:span>;</text:p>
          <text:p text:style-name="P26">ou</text:p>
          <text:p text:style-name="P18"><text:span text:style-name="T16">SELECT</text:span> nom <text:span text:style-name="T16">FROM</text:span> employe<text:span text:style-name="T16"> WHERE</text:span><text:span text:style-name="T24"> </text:span><text:span text:style-name="T26">nom= H %</text:span>;</text:p>
          <text:p text:style-name="P80"/>
        </text:list-item>
      </text:list>
      <text:list text:style-name="L13">
        <text:list-item>
          <text:p text:style-name="P53"><text:span text:style-name="T15">15)</text:span>Afficher le nom des employés se terminant par la lettre « n ».</text:p>
          <text:p text:style-name="P19"><text:span text:style-name="T16">SELECT </text:span>nom <text:span text:style-name="T16">FROM</text:span> employe <text:span text:style-name="T16">WHERE </text:span><text:span text:style-name="T11">(</text:span><text:span text:style-name="T21">SUBSTRING</text:span><text:span text:style-name="T9">(</text:span>nom,<text:span text:style-name="T21">LENGTH</text:span><text:span text:style-name="T22">(</text:span>nom<text:span text:style-name="T22">)</text:span>,1<text:span text:style-name="T9">)</text:span>="n"<text:span text:style-name="T11">)</text:span>;</text:p>
          <text:p text:style-name="P27">ou</text:p>
          <text:p text:style-name="P20"><text:span text:style-name="T16">SELECT </text:span>nom <text:span text:style-name="T16">FROM</text:span> employe <text:span text:style-name="T16">WHERE </text:span><text:span text:style-name="T26">nom=%n</text:span>;</text:p>
        </text:list-item>
      </text:list>
      <text:p text:style-name="P1"/>
      <text:list text:style-name="L14">
        <text:list-item>
          <text:p text:style-name="P54"><text:span text:style-name="T3">1</text:span><text:span text:style-name="T15">6</text:span><text:span text:style-name="T3">)</text:span>Afficher le nom des employés contenant la lettre « u » en 3ème<text:line-break/>position.</text:p>
          <text:p text:style-name="P21"><text:span text:style-name="T16">SELECT</text:span> nom <text:span text:style-name="T16">FROM</text:span> employe <text:span text:style-name="T16">WHERE</text:span> <text:span text:style-name="T9">(</text:span><text:span text:style-name="T21">SUBSTRING</text:span><text:span text:style-name="T22">(</text:span>nom,3,1<text:span text:style-name="T22">)</text:span>="u"<text:span text:style-name="T9">)</text:span>;</text:p>
          <text:p text:style-name="P84">ou</text:p>
          <text:p text:style-name="P22"><text:span text:style-name="T16">SELECT</text:span> nom <text:span text:style-name="T16">FROM</text:span> employe <text:span text:style-name="T16">WHERE</text:span> <text:span text:style-name="T10">nom=_ _u %</text:span></text:p>
          <text:p text:style-name="P22"><text:span text:style-name="T9"/></text:p>
        </text:list-item>
      </text:list>
      <text:list text:style-name="L15">
        <text:list-item>
          <text:p text:style-name="P55"><text:span text:style-name="T15">17)</text:span>Afficher le salaire et le nom des employés du service 41 classés par salaire croissant.</text:p>
          <text:p text:style-name="P23"><text:span text:style-name="T16">SELECT</text:span> salaire, nom<text:span text:style-name="T16"> FROM</text:span> employe <text:span text:style-name="T16">WHERE </text:span>nodep = 41 <text:span text:style-name="T16">ORDER BY</text:span> <text:s/>salaire;</text:p>
          <text:p text:style-name="P81"/>
        </text:list-item>
      </text:list>
      <text:list text:style-name="L16">
        <text:list-item>
          <text:p text:style-name="P56"><text:span text:style-name="T15">18)</text:span>Afficher le salaire et le nom des employés du service 41 classés par salaire décroissant.</text:p>
          <text:p text:style-name="P24"><text:span text:style-name="T16">SELECT</text:span> salaire, nom <text:span text:style-name="T16">FROM</text:span> employe <text:span text:style-name="T16">WHERE</text:span> nodep = 41 <text:span text:style-name="T16">ORDER BY</text:span> <text:span text:style-name="T19">NOT</text:span> salaire;</text:p>
          <text:p text:style-name="P82"/>
        </text:list-item>
      </text:list>
      <text:list text:style-name="L17">
        <text:list-item>
          <text:p text:style-name="P57"><text:span text:style-name="T15">19)</text:span>Afficher le titre, le salaire et le nom des employés classés par titre croissant et par salaire décroissant.</text:p>
          <text:p text:style-name="P29"><text:span text:style-name="T16">SELECT</text:span> titre , salaire , nom <text:span text:style-name="T16">FROM</text:span> employe <text:span text:style-name="T16">ORDER BY</text:span> titre, salaire;</text:p>
          <text:p text:style-name="P57"/>
        </text:list-item>
      </text:list>
      <text:list text:style-name="L18">
        <text:list-item>
          <text:p text:style-name="P58"><text:span text:style-name="T15">20)</text:span>Afficher le taux de commission, le salaire et le nom des employés classés par taux de commission croissante.</text:p>
          <text:p text:style-name="P28"><text:span text:style-name="T18">SELECT </text:span><text:span text:style-name="T23">tauxcom , salaire , noemp </text:span><text:span text:style-name="T18">FROM</text:span><text:span text:style-name="T23"> employe </text:span><text:span text:style-name="T18">ORDER BY</text:span><text:span text:style-name="T23"> tauxcom</text:span>;</text:p>
          <text:p text:style-name="P58"/>
        </text:list-item>
      </text:list>
      <text:list text:style-name="L19">
        <text:list-item>
          <text:p text:style-name="P59"><text:span text:style-name="T15">21)</text:span>Afficher le nom, le salaire, le taux de commission et le titre des employés dont le taux de commission n'est pas renseigné.</text:p>
          <text:p text:style-name="P25"><text:span text:style-name="T16">SELECT</text:span> nom , salaire , tauxcom , titre <text:span text:style-name="T16">FROM</text:span> employe <text:span text:style-name="T16">WHERE</text:span> tauxcom <text:span text:style-name="T16">IS</text:span> <text:span text:style-name="T16">NULL</text:span>;</text:p>
          <text:p text:style-name="P59"/>
        </text:list-item>
      </text:list>
      <text:list text:style-name="L20">
        <text:list-item>
          <text:p text:style-name="P60"><text:span text:style-name="T15">22)</text:span>Afficher le nom, le salaire, le taux de commission et le titre des employés dont le taux de commission est renseigné.</text:p>
          <text:p text:style-name="P30"><text:span text:style-name="T4">SELECT</text:span> <text:span text:style-name="T24">nom , salaire , tauxcom , titre</text:span> <text:span text:style-name="T4">FROM</text:span><text:span text:style-name="T24"> employe</text:span> <text:span text:style-name="T4">WHERE</text:span><text:span text:style-name="T24"> tauxcom </text:span><text:span text:style-name="T4">IS</text:span> <text:span text:style-name="T4">NOT</text:span> <text:span text:style-name="T4">NULL</text:span><text:span text:style-name="T24">;</text:span></text:p>
          <text:p text:style-name="P85"/>
        </text:list-item>
      </text:list>
      <text:list text:style-name="L21">
        <text:list-item>
          <text:p text:style-name="P61"><text:soft-page-break/><text:span text:style-name="T15">23)</text:span>Afficher le nom, le salaire, le taux de commission, le titre des employés dont le taux de commission est inférieur à 15.</text:p>
          <text:p text:style-name="P31"><text:span text:style-name="T4">SELECT</text:span> <text:span text:style-name="T24">nom , salaire , tauxcom , titre</text:span> <text:span text:style-name="T4">FROM</text:span> <text:span text:style-name="T24">employe </text:span><text:span text:style-name="T4">WHERE</text:span><text:span text:style-name="T24"> tauxcom &lt; 15;</text:span></text:p>
          <text:p text:style-name="P61"/>
        </text:list-item>
      </text:list>
      <text:list text:style-name="L22">
        <text:list-item>
          <text:p text:style-name="P62"><text:span text:style-name="T15">24)</text:span>Afficher le nom, le salaire, le taux de commission, le titre des employés dont le taux de commission est supérieur à 15.</text:p>
          <text:p text:style-name="P38"><text:span text:style-name="T5">SELECT</text:span><text:span text:style-name="T8"> </text:span><text:span text:style-name="T25">nom , salaire , tauxcom , titre</text:span><text:span text:style-name="T8"> </text:span><text:span text:style-name="T5">FROM</text:span><text:span text:style-name="T8"> </text:span><text:span text:style-name="T25">employe </text:span><text:span text:style-name="T5">WHERE</text:span><text:span text:style-name="T25"> tauxcom &gt; 15;</text:span></text:p>
          <text:p text:style-name="P39"/>
        </text:list-item>
      </text:list>
      <text:list text:style-name="L23">
        <text:list-item>
          <text:p text:style-name="P63"><text:span text:style-name="T15">25)</text:span>Afficher le nom, le salaire, le taux de commission et la commission des employés dont le taux de commission n'est pas nul. (la commission est calculée en multipliant le salaire par le taux de commission).</text:p>
          <text:p text:style-name="P32"><text:span text:style-name="T4">SELECT</text:span><text:span text:style-name="T24"> nom , salaire , tauxcom , (salaire*tauxcom)</text:span> <text:span text:style-name="T4">AS</text:span><text:span text:style-name="T24"> com </text:span><text:span text:style-name="T4">FROM</text:span> <text:span text:style-name="T24">employe</text:span> <text:span text:style-name="T4">WHERE</text:span><text:span text:style-name="T24"> tauxcom</text:span> <text:span text:style-name="T4">IS</text:span> <text:span text:style-name="T4">NOT</text:span> <text:span text:style-name="T4">NULL</text:span><text:span text:style-name="T24">;</text:span></text:p>
          <text:p text:style-name="P63"/>
        </text:list-item>
      </text:list>
      <text:list text:style-name="L24">
        <text:list-item>
          <text:p text:style-name="P64"><text:span text:style-name="T15">26)</text:span>Afficher le nom, le salaire, le taux de commission, la commission des employés dont le taux de commission n'est pas nul, classé par taux de commission croissant.</text:p>
          <text:p text:style-name="P33"><text:span text:style-name="T4">SELECT</text:span><text:span text:style-name="T24"> nom , salaire , tauxcom , (salaire*tauxcom) </text:span><text:span text:style-name="T4">AS</text:span> <text:span text:style-name="T24">com </text:span><text:span text:style-name="T4">FROM</text:span> <text:span text:style-name="T24">employe</text:span> <text:span text:style-name="T4">WHERE</text:span><text:span text:style-name="T24"> tauxcom</text:span> <text:span text:style-name="T4">IS</text:span> <text:span text:style-name="T4">NOT</text:span> <text:span text:style-name="T4">NULL</text:span> <text:span text:style-name="T4">ORDER</text:span> <text:span text:style-name="T4">BY</text:span> <text:span text:style-name="T24">com;</text:span></text:p>
          <text:p text:style-name="P64"/>
        </text:list-item>
      </text:list>
      <text:list text:style-name="L25">
        <text:list-item>
          <text:p text:style-name="P65"><text:span text:style-name="T15">27)</text:span>Afficher le nom et le prénom (concaténés) des employés. Renommer les colonnes.</text:p>
          <text:p text:style-name="P34"><text:span text:style-name="T4">SELECT</text:span> <text:span text:style-name="T19">CONCAT</text:span><text:span text:style-name="T27">(prenom,nom) </text:span><text:span text:style-name="T4">AS</text:span><text:span text:style-name="T27"> "Identifiant complet"</text:span> <text:span text:style-name="T4">FROM</text:span><text:span text:style-name="T27"> employe;</text:span></text:p>
          <text:p text:style-name="P65"/>
        </text:list-item>
      </text:list>
      <text:list text:style-name="L26">
        <text:list-item>
          <text:p text:style-name="P66"><text:span text:style-name="T15">28)</text:span>Afficher les 5 premières lettres du nom des employés. </text:p>
          <text:p text:style-name="P35"><text:span text:style-name="T4">SELECT</text:span> <text:span text:style-name="T19">SUBSTRING</text:span><text:span text:style-name="T24">(nom,1,5) </text:span><text:span text:style-name="T6">AS</text:span> <text:span text:style-name="T24">"Premières lettres nom" </text:span><text:span text:style-name="T4">FROM</text:span><text:span text:style-name="T24"> employe;</text:span></text:p>
          <text:p text:style-name="P66"/>
        </text:list-item>
      </text:list>
      <text:list text:style-name="L27">
        <text:list-item>
          <text:p text:style-name="P67"><text:span text:style-name="T15">29)</text:span>Afficher le nom et le rang de la lettre « r » dans le nom des employés.</text:p>
          <text:p text:style-name="P36"><text:span text:style-name="T4">SELECT</text:span> <text:span text:style-name="T27">nom , LOCATE("r",nom) </text:span><text:span text:style-name="T4">AS</text:span> <text:span text:style-name="T27">"Rang de la lettre 'R'"</text:span> <text:span text:style-name="T4">FROM</text:span><text:span text:style-name="T27"> employe;</text:span></text:p>
          <text:p text:style-name="P67"/>
        </text:list-item>
      </text:list>
      <text:list text:style-name="L28">
        <text:list-item>
          <text:p text:style-name="P68"><text:span text:style-name="T15">30)</text:span>Afficher le nom, le nom en majuscule et le nom en minuscule de l'employé dont le nom est Vrante.</text:p>
          <text:p text:style-name="P37"><text:span text:style-name="T4">SELECT</text:span> <text:span text:style-name="T27">nom , </text:span><text:span text:style-name="T19">UPPER</text:span><text:span text:style-name="T27">(nom) </text:span><text:span text:style-name="T4">AS</text:span> <text:span text:style-name="T27">"Nom en majuscule" , </text:span><text:span text:style-name="T19">LOWER</text:span><text:span text:style-name="T27">(nom) </text:span><text:span text:style-name="T4">AS</text:span><text:span text:style-name="T27"> "Nom en minuscule" </text:span><text:span text:style-name="T4">FROM</text:span><text:span text:style-name="T27"> employe</text:span> <text:span text:style-name="T4">WHERE</text:span><text:span text:style-name="T27"> nom="</text:span><text:span text:style-name="T29">V</text:span><text:span text:style-name="T27">rante" ;</text:span></text:p>
          <text:p text:style-name="P83"/>
        </text:list-item>
      </text:list>
      <text:list text:style-name="L29">
        <text:list-item>
          <text:p text:style-name="P69"><text:span text:style-name="T15">31)</text:span>Afficher le nom et le nombre de caractères du nom des employés. </text:p>
          <text:p text:style-name="P69"><text:span text:style-name="T5">SELECT</text:span><text:span text:style-name="T28"> nom , </text:span><text:span text:style-name="T20">LENGTH</text:span><text:span text:style-name="T28">(nom) </text:span><text:span text:style-name="T5">AS</text:span><text:span text:style-name="T28"> "Nombre de caractère du nom"</text:span><text:span text:style-name="T7"> </text:span><text:span text:style-name="T5">FROM</text:span><text:span text:style-name="T7"> </text:span><text:span text:style-name="T28">employe;</text:span></text:p>
          <text:p text:style-name="P4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3:39:05.860928758</meta:creation-date>
    <meta:editing-duration>PT57M</meta:editing-duration>
    <meta:editing-cycles>5</meta:editing-cycles>
    <meta:generator>LibreOffice/24.2.4.2$Linux_X86_64 LibreOffice_project/420$Build-2</meta:generator>
    <dc:date>2024-07-29T10:50:47.192152440</dc:date>
    <meta:document-statistic meta:table-count="0" meta:image-count="0" meta:object-count="0" meta:page-count="3" meta:paragraph-count="98" meta:word-count="1039" meta:character-count="5611" meta:non-whitespace-character-count="4726"/>
  </office:meta>
</office:document-meta>
</file>